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77cm" loext:decorative="false"/>
      <style:paragraph-properties style:writing-mode="lr-tb"/>
    </style:style>
    <style:style style:name="gr6" style:family="graphic" style:parent-style-name="objectwithoutfill">
      <style:graphic-properties svg:stroke-width="0.203cm" draw:marker-start-width="0.503cm" draw:marker-end="Arrowheads_20_1" draw:marker-end-width="0.603cm" draw:fill="none" draw:textarea-vertical-align="middle" fo:padding-top="0.225cm" fo:padding-bottom="0.225cm" fo:padding-left="0.35cm" fo:padding-right="0.3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0.881cm" style:use-optimal-column-width="false"/>
    </style:style>
    <style:style style:name="co2" style:family="table-column">
      <style:table-column-properties style:column-width="0.883cm" style:use-optimal-column-width="false"/>
    </style:style>
    <style:style style:name="co3" style:family="table-column">
      <style:table-column-properties style:column-width="0.882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6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 fo:border="none"/>
      <style:text-properties fo:font-size="11pt" style:font-size-asian="11pt" style:font-size-complex="11pt"/>
    </style:style>
    <style:style style:name="ce3" style:family="table-cell">
      <loext:graphic-properties draw:textarea-vertical-align="middle"/>
      <style:paragraph-properties fo:text-align="center"/>
      <style:text-properties fo:font-size="16pt" fo:background-color="#ff860d" style:font-size-asian="16pt" style:font-size-complex="16pt"/>
    </style:style>
    <style:style style:name="ce4" style:family="table-cell">
      <loext:graphic-properties draw:textarea-vertical-align="middle"/>
      <style:paragraph-properties fo:text-align="center"/>
      <style:text-properties fo:font-size="16pt" fo:background-color="transparent" style:font-size-asian="16pt" style:font-size-complex="16pt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6pt" fo:background-color="#ff860d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/>
      <style:text-properties fo:font-size="16pt" fo:background-color="transparen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background-color="#ff860d"/>
    </style:style>
    <style:style style:name="T5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098cm" svg:height="0.961cm" svg:x="6.964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  <table:table-cell>
                <text:p text:style-name="P1">11</text:p>
              </table:table-cell>
              <table:table-cell>
                <text:p text:style-name="P1">6</text:p>
              </table:table-cell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7</text:p>
              </table:table-cell>
              <table:table-cell>
                <text:p text:style-name="P1">10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" draw:text-style-name="P2" draw:layer="layout" svg:x1="8.591cm" svg:y1="7.721cm" svg:x2="7.831cm" svg:y2="9.525cm">
          <text:p/>
        </draw:line>
        <draw:custom-shape draw:style-name="gr3" draw:text-style-name="P4" draw:layer="layout" svg:width="1.27cm" svg:height="1.27cm" svg:x="7.086cm" svg:y="9.055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79cm" svg:y1="7.721cm" svg:x2="9.514cm" svg:y2="9.525cm">
          <text:p/>
        </draw:line>
        <draw:custom-shape draw:style-name="gr3" draw:text-style-name="P4" draw:layer="layout" svg:width="1.27cm" svg:height="1.27cm" svg:x="8.987cm" svg:y="9.056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191cm" svg:y1="7.721cm" svg:x2="11.431cm" svg:y2="9.525cm">
          <text:p/>
        </draw:line>
        <draw:custom-shape draw:style-name="gr3" draw:text-style-name="P4" draw:layer="layout" svg:width="1.27cm" svg:height="1.27cm" svg:x="10.788cm" svg:y="9.057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478cm" svg:y1="7.721cm" svg:x2="13.113cm" svg:y2="9.525cm">
          <text:p/>
        </draw:line>
        <draw:custom-shape draw:style-name="gr3" draw:text-style-name="P4" draw:layer="layout" svg:width="1.27cm" svg:height="1.27cm" svg:x="12.589cm" svg:y="9.058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91cm" svg:y1="7.721cm" svg:x2="14.831cm" svg:y2="9.525cm">
          <text:p/>
        </draw:line>
        <draw:custom-shape draw:style-name="gr3" draw:text-style-name="P4" draw:layer="layout" svg:width="1.27cm" svg:height="1.27cm" svg:x="14.29cm" svg:y="9.059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076cm" svg:y1="7.721cm" svg:x2="16.711cm" svg:y2="9.525cm">
          <text:p/>
        </draw:line>
        <draw:custom-shape draw:style-name="gr3" draw:text-style-name="P4" draw:layer="layout" svg:width="1.27cm" svg:height="1.27cm" svg:x="16.091cm" svg:y="9.06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091cm" svg:y1="7.721cm" svg:x2="18.331cm" svg:y2="9.525cm">
          <text:p/>
        </draw:line>
        <draw:custom-shape draw:style-name="gr3" draw:text-style-name="P4" draw:layer="layout" svg:width="1.27cm" svg:height="1.27cm" svg:x="17.792cm" svg:y="9.061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77cm" svg:y1="7.721cm" svg:x2="20.012cm" svg:y2="9.525cm">
          <text:p/>
        </draw:line>
        <draw:custom-shape draw:style-name="gr3" draw:text-style-name="P4" draw:layer="layout" svg:width="1.27cm" svg:height="1.27cm" svg:x="19.493cm" svg:y="9.062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61cm" svg:y1="5.515cm" svg:x2="8.556cm" svg:y2="7.42cm">
          <text:p/>
        </draw:line>
        <draw:line draw:style-name="gr2" draw:text-style-name="P2" draw:layer="layout" svg:x1="10.462cm" svg:y1="5.516cm" svg:x2="8.557cm" svg:y2="7.421cm">
          <text:p/>
        </draw:line>
        <draw:custom-shape draw:style-name="gr3" draw:text-style-name="P4" draw:layer="layout" svg:width="1.27cm" svg:height="1.27cm" svg:x="8.093cm" svg:y="6.862cm">
          <text:p text:style-name="P3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96cm" svg:y1="5.715cm" svg:x2="12.114cm" svg:y2="7.325cm">
          <text:p/>
        </draw:line>
        <draw:custom-shape draw:style-name="gr3" draw:text-style-name="P4" draw:layer="layout" svg:width="1.27cm" svg:height="1.27cm" svg:x="11.694cm" svg:y="6.8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263cm" svg:y1="5.517cm" svg:x2="15.358cm" svg:y2="7.422cm">
          <text:p/>
        </draw:line>
        <draw:custom-shape draw:style-name="gr3" draw:text-style-name="P4" draw:layer="layout" svg:width="1.27cm" svg:height="1.27cm" svg:x="15.195cm" svg:y="6.86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96cm" svg:y1="5.715cm" svg:x2="19.014cm" svg:y2="7.325cm">
          <text:p/>
        </draw:line>
        <draw:custom-shape draw:style-name="gr3" draw:text-style-name="P4" draw:layer="layout" svg:width="1.27cm" svg:height="1.27cm" svg:x="18.596cm" svg:y="6.865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71cm" svg:y1="3.175cm" svg:x2="10.957cm" svg:y2="5.221cm">
          <text:p/>
        </draw:line>
        <draw:custom-shape draw:style-name="gr3" draw:text-style-name="P4" draw:layer="layout" svg:width="1.27cm" svg:height="1.27cm" svg:x="9.894cm" svg:y="4.66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71cm" svg:y1="3.175cm" svg:x2="17.214cm" svg:y2="5.125cm">
          <text:p/>
        </draw:line>
        <draw:custom-shape draw:style-name="gr3" draw:text-style-name="P4" draw:layer="layout" svg:width="1.27cm" svg:height="1.27cm" svg:x="16.795cm" svg:y="4.664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96cm" svg:y="2.46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4.098cm" svg:height="0.961cm" svg:x="6.965cm" svg:y="11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5"><text:span text:style-name="T2">5</text:span></text:p>
              </table:table-cell>
              <table:table-cell>
                <text:p text:style-name="P5"><text:span text:style-name="T2">6</text:span></text:p>
              </table:table-cell>
              <table:table-cell>
                <text:p text:style-name="P5"><text:span text:style-name="T2">7</text:span></text:p>
              </table:table-cell>
              <table:table-cell>
                <text:p text:style-name="P5"><text:span text:style-name="T2">8</text:span></text:p>
              </table:table-cell>
              <table:table-cell>
                <text:p text:style-name="P5"><text:span text:style-name="T2">9</text:span></text:p>
              </table:table-cell>
              <table:table-cell>
                <text:p text:style-name="P5"><text:span text:style-name="T2">10</text:span></text:p>
              </table:table-cell>
              <table:table-cell>
                <text:p text:style-name="P5"><text:span text:style-name="T2">11</text:span></text:p>
              </table:table-cell>
              <table:table-cell>
                <text:p text:style-name="P5"><text:span text:style-name="T2">12</text:span></text:p>
              </table:table-cell>
              <table:table-cell>
                <text:p text:style-name="P5"><text:span text:style-name="T2">13</text:span></text:p>
              </table:table-cell>
              <table:table-cell>
                <text:p text:style-name="P5"><text:span text:style-name="T2">14</text:span></text:p>
              </table:table-cell>
              <table:table-cell>
                <text:p text:style-name="P5"><text:span text:style-name="T2">15</text:span></text:p>
              </table:table-cell>
              <table:table-cell>
                <text:p text:style-name="P5"><text:span text:style-name="T2">1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p" draw:style-name="dp1" draw:master-page-name="Default" presentation:presentation-page-layout-name="AL1T0">
        <draw:frame draw:style-name="gr1" draw:layer="layout" svg:width="14.098cm" svg:height="0.96cm" svg:x="6.964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">11</text:p>
              </table:table-cell>
              <table:table-cell>
                <text:p text:style-name="P1">10</text:p>
              </table:table-cell>
              <table:table-cell>
                <text:p text:style-name="P1">5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6</text:p>
              </table:table-cell>
              <table:table-cell>
                <text:p text:style-name="P1">4</text:p>
              </table:table-cell>
              <table:table-cell>
                <text:p text:style-name="P1">8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8.591cm" svg:y1="7.721cm" svg:x2="7.831cm" svg:y2="9.525cm">
          <text:p/>
        </draw:line>
        <draw:custom-shape draw:style-name="gr3" draw:text-style-name="P8" draw:layer="layout" svg:width="1.27cm" svg:height="1.27cm" svg:x="7.086cm" svg:y="9.055cm">
          <text:p text:style-name="P7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8.879cm" svg:y1="7.721cm" svg:x2="9.514cm" svg:y2="9.525cm">
          <text:p/>
        </draw:line>
        <draw:custom-shape draw:style-name="gr3" draw:text-style-name="P8" draw:layer="layout" svg:width="1.27cm" svg:height="1.27cm" svg:x="8.987cm" svg:y="9.056cm">
          <text:p text:style-name="P7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191cm" svg:y1="7.721cm" svg:x2="11.431cm" svg:y2="9.525cm">
          <text:p/>
        </draw:line>
        <draw:custom-shape draw:style-name="gr3" draw:text-style-name="P8" draw:layer="layout" svg:width="1.27cm" svg:height="1.27cm" svg:x="10.788cm" svg:y="9.057cm">
          <text:p text:style-name="P7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478cm" svg:y1="7.721cm" svg:x2="13.113cm" svg:y2="9.525cm">
          <text:p/>
        </draw:line>
        <draw:custom-shape draw:style-name="gr3" draw:text-style-name="P8" draw:layer="layout" svg:width="1.27cm" svg:height="1.27cm" svg:x="12.589cm" svg:y="9.058cm">
          <text:p text:style-name="P7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461cm" svg:y1="5.515cm" svg:x2="8.556cm" svg:y2="7.42cm">
          <text:p/>
        </draw:line>
        <draw:line draw:style-name="gr2" draw:text-style-name="P2" draw:layer="layout" svg:x1="10.462cm" svg:y1="5.516cm" svg:x2="8.557cm" svg:y2="7.421cm">
          <text:p/>
        </draw:line>
        <draw:custom-shape draw:style-name="gr3" draw:text-style-name="P8" draw:layer="layout" svg:width="1.27cm" svg:height="1.27cm" svg:x="8.093cm" svg:y="6.862cm">
          <text:p text:style-name="P7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796cm" svg:y1="5.715cm" svg:x2="12.114cm" svg:y2="7.325cm">
          <text:p/>
        </draw:line>
        <draw:custom-shape draw:style-name="gr3" draw:text-style-name="P8" draw:layer="layout" svg:width="1.27cm" svg:height="1.27cm" svg:x="11.694cm" svg:y="6.863cm">
          <text:p text:style-name="P7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263cm" svg:y1="5.517cm" svg:x2="15.358cm" svg:y2="7.422cm">
          <text:p/>
        </draw:line>
        <draw:custom-shape draw:style-name="gr3" draw:text-style-name="P8" draw:layer="layout" svg:width="1.27cm" svg:height="1.27cm" svg:x="15.195cm" svg:y="6.864cm">
          <text:p text:style-name="P7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696cm" svg:y1="5.715cm" svg:x2="19.014cm" svg:y2="7.325cm">
          <text:p/>
        </draw:line>
        <draw:custom-shape draw:style-name="gr3" draw:text-style-name="P8" draw:layer="layout" svg:width="1.27cm" svg:height="1.27cm" svg:x="18.596cm" svg:y="6.865cm">
          <text:p text:style-name="P7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0.957cm" svg:y2="5.221cm">
          <text:p/>
        </draw:line>
        <draw:custom-shape draw:style-name="gr3" draw:text-style-name="P8" draw:layer="layout" svg:width="1.27cm" svg:height="1.27cm" svg:x="9.894cm" svg:y="4.663cm">
          <text:p text:style-name="P7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7.214cm" svg:y2="5.125cm">
          <text:p/>
        </draw:line>
        <draw:custom-shape draw:style-name="gr3" draw:text-style-name="P8" draw:layer="layout" svg:width="1.27cm" svg:height="1.27cm" svg:x="16.795cm" svg:y="4.664cm">
          <text:p text:style-name="P7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8" draw:layer="layout" svg:width="1.27cm" svg:height="1.27cm" svg:x="13.396cm" svg:y="2.465cm">
          <text:p text:style-name="P7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layer="layout" svg:width="14.098cm" svg:height="0.96cm" svg:x="6.965cm" svg:y="11.9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  <table:table-cell>
                <text:p text:style-name="P5">6</text:p>
              </table:table-cell>
              <table:table-cell>
                <text:p text:style-name="P5">7</text:p>
              </table:table-cell>
              <table:table-cell>
                <text:p text:style-name="P5">8</text:p>
              </table:table-cell>
              <table:table-cell>
                <text:p text:style-name="P5">9</text:p>
              </table:table-cell>
              <table:table-cell>
                <text:p text:style-name="P5">10</text:p>
              </table:table-cell>
              <table:table-cell>
                <text:p text:style-name="P5">11</text:p>
              </table:table-cell>
              <table:table-cell>
                <text:p text:style-name="P5">12</text:p>
              </table:table-cell>
              <table:table-cell>
                <text:p text:style-name="P5">13</text:p>
              </table:table-cell>
              <table:table-cell>
                <text:p text:style-name="P5">14</text:p>
              </table:table-cell>
              <table:table-cell>
                <text:p text:style-name="P5">15</text:p>
              </table:table-cell>
              <table:table-cell>
                <text:p text:style-name="P5">1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9" draw:layer="layout" svg:width="1.905cm" svg:height="1.427cm" svg:x="5.015cm" svg:y="11.765cm">
          <draw:text-box>
            <text:p text:style-name="P7"><text:span text:style-name="T2">đỉnh</text:span></text:p>
          </draw:text-box>
        </draw:frame>
        <draw:frame draw:style-name="gr5" draw:text-style-name="P9" draw:layer="layout" svg:width="1.905cm" svg:height="1.427cm" svg:x="4.916cm" svg:y="10.866cm">
          <draw:text-box>
            <text:p text:style-name="P7"><text:span text:style-name="T3">giá trị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queue 12" draw:style-name="dp1" draw:master-page-name="Default" presentation:presentation-page-layout-name="AL1T0">
        <draw:frame draw:style-name="gr1" draw:layer="layout" svg:width="14.098cm" svg:height="0.96cm" svg:x="6.964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">11</text:p>
              </table:table-cell>
              <table:table-cell>
                <text:p text:style-name="P1">10</text:p>
              </table:table-cell>
              <table:table-cell>
                <text:p text:style-name="P1">5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6</text:p>
              </table:table-cell>
              <table:table-cell>
                <text:p text:style-name="P1">4</text:p>
              </table:table-cell>
              <table:table-cell>
                <text:p text:style-name="P1">8</text:p>
              </table:table-cell>
              <table:table-cell table:style-name="ce3">
                <text:p text:style-name="P11"><text:span text:style-name="T4">12</text:span>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2" draw:layer="layout" svg:x1="8.591cm" svg:y1="7.721cm" svg:x2="7.831cm" svg:y2="9.525cm">
          <text:p/>
        </draw:line>
        <draw:custom-shape draw:style-name="gr3" draw:text-style-name="P4" draw:layer="layout" svg:width="1.27cm" svg:height="1.27cm" svg:x="7.086cm" svg:y="9.055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8.879cm" svg:y1="7.721cm" svg:x2="9.514cm" svg:y2="9.525cm">
          <text:p/>
        </draw:line>
        <draw:custom-shape draw:style-name="gr3" draw:text-style-name="P4" draw:layer="layout" svg:width="1.27cm" svg:height="1.27cm" svg:x="8.987cm" svg:y="9.056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191cm" svg:y1="7.721cm" svg:x2="11.431cm" svg:y2="9.525cm">
          <text:p/>
        </draw:line>
        <draw:custom-shape draw:style-name="gr3" draw:text-style-name="P4" draw:layer="layout" svg:width="1.27cm" svg:height="1.27cm" svg:x="10.788cm" svg:y="9.057cm">
          <text:p text:style-name="P3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478cm" svg:y1="7.721cm" svg:x2="13.113cm" svg:y2="9.525cm">
          <text:p/>
        </draw:line>
        <draw:custom-shape draw:style-name="gr3" draw:text-style-name="P4" draw:layer="layout" svg:width="1.27cm" svg:height="1.27cm" svg:x="12.589cm" svg:y="9.058cm">
          <text:p text:style-name="P3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461cm" svg:y1="5.515cm" svg:x2="8.556cm" svg:y2="7.42cm">
          <text:p/>
        </draw:line>
        <draw:line draw:style-name="gr2" draw:text-style-name="P2" draw:layer="layout" svg:x1="10.462cm" svg:y1="5.516cm" svg:x2="8.557cm" svg:y2="7.421cm">
          <text:p/>
        </draw:line>
        <draw:custom-shape draw:style-name="gr3" draw:text-style-name="P4" draw:layer="layout" svg:width="1.27cm" svg:height="1.27cm" svg:x="8.093cm" svg:y="6.862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796cm" svg:y1="5.715cm" svg:x2="12.114cm" svg:y2="7.325cm">
          <text:p/>
        </draw:line>
        <draw:custom-shape draw:style-name="gr3" draw:text-style-name="P4" draw:layer="layout" svg:width="1.27cm" svg:height="1.27cm" svg:x="11.694cm" svg:y="6.863cm">
          <text:p text:style-name="P3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263cm" svg:y1="5.517cm" svg:x2="15.358cm" svg:y2="7.422cm">
          <text:p/>
        </draw:line>
        <draw:line draw:style-name="gr2" draw:text-style-name="P2" draw:layer="layout" svg:x1="15.617cm" svg:y1="7.697cm" svg:x2="14.857cm" svg:y2="9.501cm">
          <text:p/>
        </draw:line>
        <draw:custom-shape draw:style-name="gr3" draw:text-style-name="P4" draw:layer="layout" svg:width="1.27cm" svg:height="1.27cm" svg:x="15.195cm" svg:y="6.864cm">
          <text:p text:style-name="P3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696cm" svg:y1="5.715cm" svg:x2="19.014cm" svg:y2="7.325cm">
          <text:p/>
        </draw:line>
        <draw:custom-shape draw:style-name="gr3" draw:text-style-name="P4" draw:layer="layout" svg:width="1.27cm" svg:height="1.27cm" svg:x="18.596cm" svg:y="6.865cm">
          <text:p text:style-name="P3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0.957cm" svg:y2="5.221cm">
          <text:p/>
        </draw:line>
        <draw:custom-shape draw:style-name="gr3" draw:text-style-name="P4" draw:layer="layout" svg:width="1.27cm" svg:height="1.27cm" svg:x="9.894cm" svg:y="4.663cm">
          <text:p text:style-name="P3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7.214cm" svg:y2="5.125cm">
          <text:p/>
        </draw:line>
        <draw:custom-shape draw:style-name="gr3" draw:text-style-name="P4" draw:layer="layout" svg:width="1.27cm" svg:height="1.27cm" svg:x="16.795cm" svg:y="4.664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27cm" svg:height="1.27cm" svg:x="13.396cm" svg:y="2.465cm">
          <text:p text:style-name="P3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layer="layout" svg:width="14.098cm" svg:height="0.96cm" svg:x="6.965cm" svg:y="11.9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  <table:table-cell>
                <text:p text:style-name="P5">6</text:p>
              </table:table-cell>
              <table:table-cell>
                <text:p text:style-name="P5">7</text:p>
              </table:table-cell>
              <table:table-cell>
                <text:p text:style-name="P5">8</text:p>
              </table:table-cell>
              <table:table-cell>
                <text:p text:style-name="P5">9</text:p>
              </table:table-cell>
              <table:table-cell>
                <text:p text:style-name="P5">10</text:p>
              </table:table-cell>
              <table:table-cell>
                <text:p text:style-name="P5">11</text:p>
              </table:table-cell>
              <table:table-cell>
                <text:p text:style-name="P5">12</text:p>
              </table:table-cell>
              <table:table-cell>
                <text:p text:style-name="P5">13</text:p>
              </table:table-cell>
              <table:table-cell>
                <text:p text:style-name="P5">14</text:p>
              </table:table-cell>
              <table:table-cell>
                <text:p text:style-name="P5">15</text:p>
              </table:table-cell>
              <table:table-cell>
                <text:p text:style-name="P5">16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12" draw:layer="layout" svg:width="1.905cm" svg:height="1.427cm" svg:x="5.015cm" svg:y="11.765cm">
          <draw:text-box>
            <text:p text:style-name="P3"><text:span text:style-name="T2">đỉnh</text:span></text:p>
          </draw:text-box>
        </draw:frame>
        <draw:frame draw:style-name="gr5" draw:text-style-name="P12" draw:layer="layout" svg:width="1.905cm" svg:height="1.427cm" svg:x="4.916cm" svg:y="10.866cm">
          <draw:text-box>
            <text:p text:style-name="P3"><text:span text:style-name="T3">giá trị</text:span></text:p>
          </draw:text-box>
        </draw:frame>
        <draw:custom-shape draw:style-name="gr3" draw:text-style-name="P4" draw:layer="layout" svg:width="1.27cm" svg:height="1.27cm" svg:x="14.316cm" svg:y="9.035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ap 6 - 12" draw:style-name="dp1" draw:master-page-name="Default" presentation:presentation-page-layout-name="AL1T0">
        <draw:frame draw:style-name="gr1" draw:layer="layout" svg:width="14.098cm" svg:height="0.96cm" svg:x="6.964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">11</text:p>
              </table:table-cell>
              <table:table-cell>
                <text:p text:style-name="P1">10</text:p>
              </table:table-cell>
              <table:table-cell>
                <text:p text:style-name="P1">5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 table:style-name="ce4">
                <text:p text:style-name="P11">12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6</text:p>
              </table:table-cell>
              <table:table-cell>
                <text:p text:style-name="P1">4</text:p>
              </table:table-cell>
              <table:table-cell>
                <text:p text:style-name="P1">8</text:p>
              </table:table-cell>
              <table:table-cell table:style-name="ce3">
                <text:p text:style-name="P11"><text:span text:style-name="T4">2</text:span>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8.591cm" svg:y1="7.721cm" svg:x2="7.831cm" svg:y2="9.525cm">
          <text:p/>
        </draw:line>
        <draw:custom-shape draw:style-name="gr3" draw:text-style-name="P4" draw:layer="layout" svg:width="1.27cm" svg:height="1.27cm" svg:x="7.086cm" svg:y="9.055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8.879cm" svg:y1="7.721cm" svg:x2="9.514cm" svg:y2="9.525cm">
          <text:p/>
        </draw:line>
        <draw:custom-shape draw:style-name="gr3" draw:text-style-name="P4" draw:layer="layout" svg:width="1.27cm" svg:height="1.27cm" svg:x="8.987cm" svg:y="9.056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191cm" svg:y1="7.721cm" svg:x2="11.431cm" svg:y2="9.525cm">
          <text:p/>
        </draw:line>
        <draw:custom-shape draw:style-name="gr3" draw:text-style-name="P4" draw:layer="layout" svg:width="1.27cm" svg:height="1.27cm" svg:x="10.788cm" svg:y="9.057cm">
          <text:p text:style-name="P3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478cm" svg:y1="7.721cm" svg:x2="13.113cm" svg:y2="9.525cm">
          <text:p/>
        </draw:line>
        <draw:custom-shape draw:style-name="gr3" draw:text-style-name="P4" draw:layer="layout" svg:width="1.27cm" svg:height="1.27cm" svg:x="12.589cm" svg:y="9.058cm">
          <text:p text:style-name="P3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461cm" svg:y1="5.515cm" svg:x2="8.556cm" svg:y2="7.42cm">
          <text:p/>
        </draw:line>
        <draw:line draw:style-name="gr2" draw:text-style-name="P2" draw:layer="layout" svg:x1="10.462cm" svg:y1="5.516cm" svg:x2="8.557cm" svg:y2="7.421cm">
          <text:p/>
        </draw:line>
        <draw:custom-shape draw:style-name="gr3" draw:text-style-name="P4" draw:layer="layout" svg:width="1.27cm" svg:height="1.27cm" svg:x="8.093cm" svg:y="6.862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796cm" svg:y1="5.715cm" svg:x2="12.114cm" svg:y2="7.325cm">
          <text:p/>
        </draw:line>
        <draw:custom-shape draw:style-name="gr3" draw:text-style-name="P4" draw:layer="layout" svg:width="1.27cm" svg:height="1.27cm" svg:x="11.694cm" svg:y="6.863cm">
          <text:p text:style-name="P3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263cm" svg:y1="5.517cm" svg:x2="15.358cm" svg:y2="7.422cm">
          <text:p/>
        </draw:line>
        <draw:line draw:style-name="gr2" draw:text-style-name="P2" draw:layer="layout" svg:x1="15.617cm" svg:y1="7.697cm" svg:x2="14.857cm" svg:y2="9.501cm">
          <text:p/>
        </draw:line>
        <draw:custom-shape draw:style-name="gr3" draw:text-style-name="P4" draw:layer="layout" svg:width="1.27cm" svg:height="1.27cm" svg:x="15.195cm" svg:y="6.864cm">
          <text:p text:style-name="P3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696cm" svg:y1="5.715cm" svg:x2="19.014cm" svg:y2="7.325cm">
          <text:p/>
        </draw:line>
        <draw:custom-shape draw:style-name="gr3" draw:text-style-name="P4" draw:layer="layout" svg:width="1.27cm" svg:height="1.27cm" svg:x="18.596cm" svg:y="6.865cm">
          <text:p text:style-name="P3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0.957cm" svg:y2="5.221cm">
          <text:p/>
        </draw:line>
        <draw:custom-shape draw:style-name="gr3" draw:text-style-name="P4" draw:layer="layout" svg:width="1.27cm" svg:height="1.27cm" svg:x="9.894cm" svg:y="4.663cm">
          <text:p text:style-name="P3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7.214cm" svg:y2="5.125cm">
          <text:p/>
        </draw:line>
        <draw:custom-shape draw:style-name="gr3" draw:text-style-name="P4" draw:layer="layout" svg:width="1.27cm" svg:height="1.27cm" svg:x="16.795cm" svg:y="4.664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27cm" svg:height="1.27cm" svg:x="13.396cm" svg:y="2.465cm">
          <text:p text:style-name="P3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layer="layout" svg:width="14.098cm" svg:height="0.96cm" svg:x="6.965cm" svg:y="11.9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  <table:table-cell>
                <text:p text:style-name="P5">6</text:p>
              </table:table-cell>
              <table:table-cell>
                <text:p text:style-name="P5">7</text:p>
              </table:table-cell>
              <table:table-cell>
                <text:p text:style-name="P5">8</text:p>
              </table:table-cell>
              <table:table-cell>
                <text:p text:style-name="P5">9</text:p>
              </table:table-cell>
              <table:table-cell>
                <text:p text:style-name="P5">10</text:p>
              </table:table-cell>
              <table:table-cell>
                <text:p text:style-name="P5">11</text:p>
              </table:table-cell>
              <table:table-cell>
                <text:p text:style-name="P5">12</text:p>
              </table:table-cell>
              <table:table-cell>
                <text:p text:style-name="P5">13</text:p>
              </table:table-cell>
              <table:table-cell>
                <text:p text:style-name="P5">14</text:p>
              </table:table-cell>
              <table:table-cell>
                <text:p text:style-name="P5">15</text:p>
              </table:table-cell>
              <table:table-cell>
                <text:p text:style-name="P5">1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12" draw:layer="layout" svg:width="1.905cm" svg:height="1.427cm" svg:x="5.015cm" svg:y="11.765cm">
          <draw:text-box>
            <text:p text:style-name="P3"><text:span text:style-name="T2">đỉnh</text:span></text:p>
          </draw:text-box>
        </draw:frame>
        <draw:frame draw:style-name="gr5" draw:text-style-name="P12" draw:layer="layout" svg:width="1.905cm" svg:height="1.427cm" svg:x="4.916cm" svg:y="10.866cm">
          <draw:text-box>
            <text:p text:style-name="P3"><text:span text:style-name="T3">giá trị</text:span></text:p>
          </draw:text-box>
        </draw:frame>
        <draw:custom-shape draw:style-name="gr3" draw:text-style-name="P4" draw:layer="layout" svg:width="1.27cm" svg:height="1.27cm" svg:x="14.316cm" svg:y="9.03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p bubble up" draw:style-name="dp1" draw:master-page-name="Default" presentation:presentation-page-layout-name="AL1T0">
        <draw:frame draw:style-name="gr1" draw:layer="layout" svg:width="14.098cm" svg:height="0.96cm" svg:x="6.964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style-name="ce3">
                <text:p text:style-name="P11"><text:span text:style-name="T4">12</text:span></text:p>
              </table:table-cell>
              <table:table-cell>
                <text:p text:style-name="P1">10</text:p>
              </table:table-cell>
              <table:table-cell table:style-name="ce3">
                <text:p text:style-name="P11"><text:span text:style-name="T4">11</text:span>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 table:style-name="ce4">
                <text:p text:style-name="P11">5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6</text:p>
              </table:table-cell>
              <table:table-cell>
                <text:p text:style-name="P1">4</text:p>
              </table:table-cell>
              <table:table-cell>
                <text:p text:style-name="P1">8</text:p>
              </table:table-cell>
              <table:table-cell table:style-name="ce4">
                <text:p text:style-name="P13"><text:span text:style-name="T5">2</text:span>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2" draw:layer="layout" svg:x1="8.591cm" svg:y1="7.721cm" svg:x2="7.831cm" svg:y2="9.525cm">
          <text:p/>
        </draw:line>
        <draw:custom-shape draw:style-name="gr3" draw:text-style-name="P4" draw:layer="layout" svg:width="1.27cm" svg:height="1.27cm" svg:x="7.086cm" svg:y="9.055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8.879cm" svg:y1="7.721cm" svg:x2="9.514cm" svg:y2="9.525cm">
          <text:p/>
        </draw:line>
        <draw:custom-shape draw:style-name="gr3" draw:text-style-name="P4" draw:layer="layout" svg:width="1.27cm" svg:height="1.27cm" svg:x="8.987cm" svg:y="9.056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191cm" svg:y1="7.721cm" svg:x2="11.431cm" svg:y2="9.525cm">
          <text:p/>
        </draw:line>
        <draw:custom-shape draw:style-name="gr3" draw:text-style-name="P4" draw:layer="layout" svg:width="1.27cm" svg:height="1.27cm" svg:x="10.788cm" svg:y="9.057cm">
          <text:p text:style-name="P3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478cm" svg:y1="7.721cm" svg:x2="13.113cm" svg:y2="9.525cm">
          <text:p/>
        </draw:line>
        <draw:custom-shape draw:style-name="gr3" draw:text-style-name="P4" draw:layer="layout" svg:width="1.27cm" svg:height="1.27cm" svg:x="12.589cm" svg:y="9.058cm">
          <text:p text:style-name="P3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461cm" svg:y1="5.515cm" svg:x2="8.556cm" svg:y2="7.42cm">
          <text:p/>
        </draw:line>
        <draw:line draw:style-name="gr2" draw:text-style-name="P2" draw:layer="layout" svg:x1="10.462cm" svg:y1="5.516cm" svg:x2="8.557cm" svg:y2="7.421cm">
          <text:p/>
        </draw:line>
        <draw:custom-shape draw:style-name="gr3" draw:text-style-name="P4" draw:layer="layout" svg:width="1.27cm" svg:height="1.27cm" svg:x="8.093cm" svg:y="6.862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796cm" svg:y1="5.715cm" svg:x2="12.114cm" svg:y2="7.325cm">
          <text:p/>
        </draw:line>
        <draw:custom-shape draw:style-name="gr3" draw:text-style-name="P4" draw:layer="layout" svg:width="1.27cm" svg:height="1.27cm" svg:x="11.694cm" svg:y="6.863cm">
          <text:p text:style-name="P3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263cm" svg:y1="5.517cm" svg:x2="15.358cm" svg:y2="7.422cm">
          <text:p/>
        </draw:line>
        <draw:line draw:style-name="gr2" draw:text-style-name="P2" draw:layer="layout" svg:x1="15.617cm" svg:y1="7.697cm" svg:x2="14.857cm" svg:y2="9.501cm">
          <text:p/>
        </draw:line>
        <draw:custom-shape draw:style-name="gr3" draw:text-style-name="P4" draw:layer="layout" svg:width="1.27cm" svg:height="1.27cm" svg:x="15.195cm" svg:y="6.864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696cm" svg:y1="5.715cm" svg:x2="19.014cm" svg:y2="7.325cm">
          <text:p/>
        </draw:line>
        <draw:custom-shape draw:style-name="gr3" draw:text-style-name="P4" draw:layer="layout" svg:width="1.27cm" svg:height="1.27cm" svg:x="18.596cm" svg:y="6.865cm">
          <text:p text:style-name="P3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0.957cm" svg:y2="5.221cm">
          <text:p/>
        </draw:line>
        <draw:custom-shape draw:style-name="gr3" draw:text-style-name="P4" draw:layer="layout" svg:width="1.27cm" svg:height="1.27cm" svg:x="9.894cm" svg:y="4.663cm">
          <text:p text:style-name="P3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7.214cm" svg:y2="5.125cm">
          <text:p/>
        </draw:line>
        <draw:custom-shape draw:style-name="gr3" draw:text-style-name="P4" draw:layer="layout" svg:width="1.27cm" svg:height="1.27cm" svg:x="16.795cm" svg:y="4.664cm">
          <text:p text:style-name="P3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27cm" svg:height="1.27cm" svg:x="13.396cm" svg:y="2.465cm">
          <text:p text:style-name="P3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layer="layout" svg:width="14.098cm" svg:height="0.96cm" svg:x="6.965cm" svg:y="11.9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  <table:table-cell>
                <text:p text:style-name="P5">6</text:p>
              </table:table-cell>
              <table:table-cell>
                <text:p text:style-name="P5">7</text:p>
              </table:table-cell>
              <table:table-cell>
                <text:p text:style-name="P5">8</text:p>
              </table:table-cell>
              <table:table-cell>
                <text:p text:style-name="P5">9</text:p>
              </table:table-cell>
              <table:table-cell>
                <text:p text:style-name="P5">10</text:p>
              </table:table-cell>
              <table:table-cell>
                <text:p text:style-name="P5">11</text:p>
              </table:table-cell>
              <table:table-cell>
                <text:p text:style-name="P5">12</text:p>
              </table:table-cell>
              <table:table-cell>
                <text:p text:style-name="P5">13</text:p>
              </table:table-cell>
              <table:table-cell>
                <text:p text:style-name="P5">14</text:p>
              </table:table-cell>
              <table:table-cell>
                <text:p text:style-name="P5">15</text:p>
              </table:table-cell>
              <table:table-cell>
                <text:p text:style-name="P5">16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text-style-name="P12" draw:layer="layout" svg:width="1.905cm" svg:height="1.427cm" svg:x="5.015cm" svg:y="11.765cm">
          <draw:text-box>
            <text:p text:style-name="P3"><text:span text:style-name="T2">đỉnh</text:span></text:p>
          </draw:text-box>
        </draw:frame>
        <draw:frame draw:style-name="gr5" draw:text-style-name="P12" draw:layer="layout" svg:width="1.905cm" svg:height="1.427cm" svg:x="4.916cm" svg:y="10.866cm">
          <draw:text-box>
            <text:p text:style-name="P3"><text:span text:style-name="T3">giá trị</text:span></text:p>
          </draw:text-box>
        </draw:frame>
        <draw:custom-shape draw:style-name="gr3" draw:text-style-name="P4" draw:layer="layout" svg:width="1.27cm" svg:height="1.27cm" svg:x="14.316cm" svg:y="9.03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p bubble down" draw:style-name="dp1" draw:master-page-name="Default" presentation:presentation-page-layout-name="AL1T0">
        <draw:frame draw:style-name="gr1" draw:layer="layout" svg:width="14.098cm" svg:height="0.96cm" svg:x="6.964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style-name="ce3">
                <text:p text:style-name="P11"><text:span text:style-name="T4">11</text:span></text:p>
              </table:table-cell>
              <table:table-cell>
                <text:p text:style-name="P1">10</text:p>
              </table:table-cell>
              <table:table-cell table:style-name="ce3">
                <text:p text:style-name="P11"><text:span text:style-name="T4">5</text:span></text:p>
              </table:table-cell>
              <table:table-cell>
                <text:p text:style-name="P1">7</text:p>
              </table:table-cell>
              <table:table-cell>
                <text:p text:style-name="P1">9</text:p>
              </table:table-cell>
              <table:table-cell table:style-name="ce3">
                <text:p text:style-name="P11"><text:span text:style-name="T4">2</text:span>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6</text:p>
              </table:table-cell>
              <table:table-cell>
                <text:p text:style-name="P1">4</text:p>
              </table:table-cell>
              <table:table-cell>
                <text:p text:style-name="P1">8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  <table:table-cell>
                <text:p text:style-name="P1">?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2" draw:text-style-name="P2" draw:layer="layout" svg:x1="8.591cm" svg:y1="7.721cm" svg:x2="7.831cm" svg:y2="9.525cm">
          <text:p/>
        </draw:line>
        <draw:custom-shape draw:style-name="gr3" draw:text-style-name="P8" draw:layer="layout" svg:width="1.27cm" svg:height="1.27cm" svg:x="7.086cm" svg:y="9.055cm">
          <text:p text:style-name="P7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8.879cm" svg:y1="7.721cm" svg:x2="9.514cm" svg:y2="9.525cm">
          <text:p/>
        </draw:line>
        <draw:custom-shape draw:style-name="gr3" draw:text-style-name="P8" draw:layer="layout" svg:width="1.27cm" svg:height="1.27cm" svg:x="8.987cm" svg:y="9.056cm">
          <text:p text:style-name="P7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191cm" svg:y1="7.721cm" svg:x2="11.431cm" svg:y2="9.525cm">
          <text:p/>
        </draw:line>
        <draw:custom-shape draw:style-name="gr3" draw:text-style-name="P8" draw:layer="layout" svg:width="1.27cm" svg:height="1.27cm" svg:x="10.788cm" svg:y="9.057cm">
          <text:p text:style-name="P7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2.478cm" svg:y1="7.721cm" svg:x2="13.113cm" svg:y2="9.525cm">
          <text:p/>
        </draw:line>
        <draw:custom-shape draw:style-name="gr3" draw:text-style-name="P8" draw:layer="layout" svg:width="1.27cm" svg:height="1.27cm" svg:x="12.589cm" svg:y="9.058cm">
          <text:p text:style-name="P7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461cm" svg:y1="5.515cm" svg:x2="8.556cm" svg:y2="7.42cm">
          <text:p/>
        </draw:line>
        <draw:line draw:style-name="gr2" draw:text-style-name="P2" draw:layer="layout" svg:x1="10.462cm" svg:y1="5.516cm" svg:x2="8.557cm" svg:y2="7.421cm">
          <text:p/>
        </draw:line>
        <draw:custom-shape draw:style-name="gr3" draw:text-style-name="P8" draw:layer="layout" svg:width="1.27cm" svg:height="1.27cm" svg:x="8.093cm" svg:y="6.862cm">
          <text:p text:style-name="P7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0.796cm" svg:y1="5.715cm" svg:x2="12.114cm" svg:y2="7.325cm">
          <text:p/>
        </draw:line>
        <draw:custom-shape draw:style-name="gr3" draw:text-style-name="P8" draw:layer="layout" svg:width="1.27cm" svg:height="1.27cm" svg:x="11.694cm" svg:y="6.863cm">
          <text:p text:style-name="P7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263cm" svg:y1="5.517cm" svg:x2="15.358cm" svg:y2="7.422cm">
          <text:p/>
        </draw:line>
        <draw:custom-shape draw:style-name="gr3" draw:text-style-name="P8" draw:layer="layout" svg:width="1.27cm" svg:height="1.27cm" svg:x="15.195cm" svg:y="6.864cm">
          <text:p text:style-name="P7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7.696cm" svg:y1="5.715cm" svg:x2="19.014cm" svg:y2="7.325cm">
          <text:p/>
        </draw:line>
        <draw:custom-shape draw:style-name="gr3" draw:text-style-name="P8" draw:layer="layout" svg:width="1.27cm" svg:height="1.27cm" svg:x="18.596cm" svg:y="6.865cm">
          <text:p text:style-name="P7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0.957cm" svg:y2="5.221cm">
          <text:p/>
        </draw:line>
        <draw:custom-shape draw:style-name="gr3" draw:text-style-name="P8" draw:layer="layout" svg:width="1.27cm" svg:height="1.27cm" svg:x="9.894cm" svg:y="4.663cm">
          <text:p text:style-name="P7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.971cm" svg:y1="3.175cm" svg:x2="17.214cm" svg:y2="5.125cm">
          <text:p/>
        </draw:line>
        <draw:custom-shape draw:style-name="gr3" draw:text-style-name="P8" draw:layer="layout" svg:width="1.27cm" svg:height="1.27cm" svg:x="16.795cm" svg:y="4.664cm">
          <text:p text:style-name="P7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8" draw:layer="layout" svg:width="1.27cm" svg:height="1.27cm" svg:x="13.396cm" svg:y="2.465cm">
          <text:p text:style-name="P7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layer="layout" svg:width="14.098cm" svg:height="0.96cm" svg:x="6.965cm" svg:y="11.9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  <table:table-cell>
                <text:p text:style-name="P5">6</text:p>
              </table:table-cell>
              <table:table-cell>
                <text:p text:style-name="P5">7</text:p>
              </table:table-cell>
              <table:table-cell>
                <text:p text:style-name="P5">8</text:p>
              </table:table-cell>
              <table:table-cell>
                <text:p text:style-name="P5">9</text:p>
              </table:table-cell>
              <table:table-cell>
                <text:p text:style-name="P5">10</text:p>
              </table:table-cell>
              <table:table-cell>
                <text:p text:style-name="P5">11</text:p>
              </table:table-cell>
              <table:table-cell>
                <text:p text:style-name="P5">12</text:p>
              </table:table-cell>
              <table:table-cell>
                <text:p text:style-name="P5">13</text:p>
              </table:table-cell>
              <table:table-cell>
                <text:p text:style-name="P5">14</text:p>
              </table:table-cell>
              <table:table-cell>
                <text:p text:style-name="P5">15</text:p>
              </table:table-cell>
              <table:table-cell>
                <text:p text:style-name="P5">16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" draw:text-style-name="P9" draw:layer="layout" svg:width="1.905cm" svg:height="1.427cm" svg:x="5.015cm" svg:y="11.765cm">
          <draw:text-box>
            <text:p text:style-name="P7"><text:span text:style-name="T2">đỉn</text:span><text:span text:style-name="T2">h</text:span></text:p>
          </draw:text-box>
        </draw:frame>
        <draw:frame draw:style-name="gr5" draw:text-style-name="P9" draw:layer="layout" svg:width="1.905cm" svg:height="1.427cm" svg:x="4.916cm" svg:y="10.866cm">
          <draw:text-box>
            <text:p text:style-name="P7"><text:span text:style-name="T3">giá trị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p swap" draw:style-name="dp1" draw:master-page-name="Default" presentation:presentation-page-layout-name="AL1T0">
        <draw:line draw:style-name="gr2" draw:text-style-name="P2" draw:layer="layout" svg:x1="9.658cm" svg:y1="4.668cm" svg:x2="8.898cm" svg:y2="6.472cm">
          <text:p/>
        </draw:line>
        <draw:custom-shape draw:style-name="gr3" draw:text-style-name="P4" draw:layer="layout" svg:width="1.27cm" svg:height="1.27cm" svg:x="8.255cm" svg:y="6.004cm">
          <text:p text:style-name="P3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27cm" svg:height="1.27cm" svg:x="9.161cm" svg:y="3.81cm">
          <text:p text:style-name="P3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5.759cm" svg:y1="4.669cm" svg:x2="14.999cm" svg:y2="6.473cm">
          <text:p/>
        </draw:line>
        <draw:custom-shape draw:style-name="gr3" draw:text-style-name="P4" draw:layer="layout" svg:width="1.27cm" svg:height="1.27cm" svg:x="14.356cm" svg:y="6.005cm">
          <text:p text:style-name="P3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27cm" svg:height="1.27cm" svg:x="15.262cm" svg:y="3.811cm">
          <text:p text:style-name="P3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10.995cm" svg:y1="5.515cm" svg:x2="14.17cm" svg:y2="5.515cm">
          <text:p/>
        </draw:lin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57:46.545670056</meta:creation-date>
    <meta:generator>LibreOffice/24.8.4.2$Linux_X86_64 LibreOffice_project/480$Build-2</meta:generator>
    <dc:date>2025-02-18T20:07:16.556631685</dc:date>
    <meta:editing-duration>PT1H18M32S</meta:editing-duration>
    <meta:editing-cycles>43</meta:editing-cycles>
    <meta:document-statistic meta:object-count="210"/>
  </office:meta>
</office:document-meta>
</file>